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rsid="022dda61" officeooo:paragraph-rsid="001dda03"/>
    </style:style>
    <style:style style:name="P25" style:family="paragraph" style:parent-style-name="Text_20_body" style:list-style-name="L1">
      <style:text-properties officeooo:rsid="001beddb" officeooo:paragraph-rsid="001beddb"/>
    </style:style>
    <style:style style:name="P26" style:family="paragraph" style:parent-style-name="Text_20_body">
      <style:text-properties officeooo:rsid="001beddb" officeooo:paragraph-rsid="001beddb"/>
    </style:style>
    <style:style style:name="P27" style:family="paragraph" style:parent-style-name="Text_20_body" style:list-style-name="L2">
      <style:text-properties fo:font-style="italic" officeooo:rsid="002f4ed9" officeooo:paragraph-rsid="002f4ed9" style:font-style-asian="italic" style:font-style-complex="italic"/>
    </style:style>
    <style:style style:name="P28" style:family="paragraph" style:parent-style-name="Text_20_body" style:list-style-name="L3">
      <style:text-properties officeooo:rsid="001d33c3" officeooo:paragraph-rsid="001d33c3"/>
    </style:style>
    <style:style style:name="P29" style:family="paragraph" style:parent-style-name="Heading_20_1">
      <style:text-properties officeooo:rsid="0018dc94" officeooo:paragraph-rsid="0018dc94"/>
    </style:style>
    <style:style style:name="P30" style:family="paragraph" style:parent-style-name="Heading_20_1">
      <style:text-properties officeooo:rsid="001beddb" officeooo:paragraph-rsid="001beddb"/>
    </style:style>
    <style:style style:name="P31" style:family="paragraph" style:parent-style-name="Heading_20_1">
      <style:text-properties officeooo:rsid="0035dec3" officeooo:paragraph-rsid="0035dec3"/>
    </style:style>
    <style:style style:name="P32" style:family="paragraph" style:parent-style-name="Heading_20_2">
      <style:text-properties officeooo:rsid="003356c6" officeooo:paragraph-rsid="001beddb"/>
    </style:style>
    <style:style style:name="P33" style:family="paragraph" style:parent-style-name="Heading_20_2">
      <style:text-properties officeooo:rsid="0026da4f" officeooo:paragraph-rsid="0026da4f"/>
    </style:style>
    <style:style style:name="P34" style:family="paragraph" style:parent-style-name="Heading_20_2">
      <style:text-properties officeooo:rsid="002778d6" officeooo:paragraph-rsid="002778d6"/>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03677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DL Scripting</text:p>
      <text:p text:style-name="P24">Version 1.0.<text:span text:style-name="T24">3</text:span></text:p>
      <text:h text:style-name="P29"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 just as if you were typing it in. </text:span></text:p>
      <text:h text:style-name="P30" text:outline-level="1">The basics</text:h>
      <text:p text:style-name="P2">The requirements are</text:p>
      <text:list xml:id="list1332648388" text:style-name="L1">
        <text:list-item>
          <text:p text:style-name="P25">install QDL. It is assumed installed in $QDL_HOME.</text:p>
        </text:list-item>
        <text:list-item>
          <text:p text:style-name="P25">set your preferred configuration in the $QDL_HOME/bin/qdl-run script.</text:p>
        </text:list-item>
        <text:list-item>
          <text:p text:style-name="P25">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o</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1780495867" text:style-name="L2">
        <text:list-item>
          <text:p text:style-name="P27">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27">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o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32"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2246790897" text:style-name="L3">
        <text:list-item>
          <text:p text:style-name="P28">script_args() – no arguments returns how many there are, e.g. 3</text:p>
        </text:list-item>
        <text:list-item>
          <text:p text:style-name="P28">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31"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33"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4"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o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53:24.689453614</meta:creation-date>
    <dc:date>2020-06-01T13:13:13.116378100</dc:date>
    <meta:editing-duration>P1DT19H25M47S</meta:editing-duration>
    <meta:editing-cycles>16</meta:editing-cycles>
    <meta:generator>LibreOffice/6.0.7.3$Linux_X86_64 LibreOffice_project/00m0$Build-3</meta:generator>
    <meta:document-statistic meta:table-count="0" meta:image-count="0" meta:object-count="0" meta:page-count="4" meta:paragraph-count="71" meta:word-count="1094" meta:character-count="6600" meta:non-whitespace-character-count="5543"/>
  </office:meta>
</office:document-meta>
</file>